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Fuente_20_de_20_párrafo_20_predeter."><text:span text:style-name="T6"/></text:span></text:p>
      <text:p text:style-name="P12"><text:span text:style-name="Fuente_20_de_20_párrafo_20_predeter."><text:span text:style-name="T7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ext:soft-page-break/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 ⊗ <text:tab/><text:tab/><text:tab/><text:tab/>Declaracion.propsop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creaTS(),Declaracion.id,Declaracion.props ⊗ Declaracion.propsop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oft-page-break/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op <text:s text:c="4"/>= &lt;&gt;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DeclaracionVariable.propsop =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op <text:s text:c="12"/>= DeclaracionProcedimiento.propso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puntero,</text:span></text:span></text:p>
      <text:p text:style-name="Standard"><text:soft-page-break/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iden: Tipo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op 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⊗{nivel:DecsProp.nh+1}⊗</text:span></text:span></text:p>
      <text:p text:style-name="Standard"><text:span text:style-name="Fuente_20_de_20_párrafo_20_predeter."><text:span text:style-name="T4"><text:tab/><text:tab/><text:tab/><text:tab/>DeclaracionProcedimiento.propsop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pan text:style-name="Fuente_20_de_20_párrafo_20_predeter."><text:span text:style-name="T4"><text:s text:c="4"/>LAParametros.cod <text:s text:c="3"/>=</text:span></text:span></text:p>
      <text:p text:style-name="Standard"><text:soft-page-break/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1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ph, FParametro.id,FParametro.props ⊗ &lt;dir:0&gt;)</text:span></text:span></text:p>
      <text:p text:style-name="Standard"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es ; Instruccion</text:span></text:span></text:p>
      <text:p text:style-name="Standard"><text:soft-page-break/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pan text:style-name="Fuente_20_de_20_párrafo_20_predeter."><text:span text:style-name="T4"><text:s text:c="8"/>dup <text:s text:c="32"/>||</text:span></text:span></text:p>
      <text:p text:style-name="Standard"><text:soft-page-break/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-&gt;</text:span></text:span></text:p>
      <text:p text:style-name="Standard"><text:soft-page-break/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P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0.cod 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oft-page-break/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sumar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pan text:style-name="Fuente_20_de_20_párrafo_20_predeter."><text:span text:style-name="T4"><text:s text:c="16"/>restar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</text:span></text:span></text:p>
      <text:p text:style-name="Standard"><text:span text:style-name="Fuente_20_de_20_párrafo_20_predeter."><text:span text:style-name="T4"><text:s text:c="4"/>ExpresionNiv10.etq <text:s/>= ExpresionNiv2.etq + 1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::= ExpresionNiv2 and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ExpresionNiv21.cod ||</text:span></text:span></text:p>
      <text:p text:style-name="Standard"><text:span text:style-name="Fuente_20_de_20_párrafo_20_predeter."><text:span text:style-name="T4"><text:s text:c="8"/>ir-f(ExpresionNiv2.etq + 1)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ir-a(ExpresionNiv2.etq + 2) ||</text:span></text:span></text:p>
      <text:p text:style-name="Standard"><text:span text:style-name="Fuente_20_de_20_párrafo_20_predeter."><text:span text:style-name="T4"><text:s text:c="8"/>apila(0)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.etqh <text:s text:c="6"/>= ExpresionNiv21.etq + 1</text:span></text:span></text:p>
      <text:p text:style-name="Standard"><text:span text:style-name="Fuente_20_de_20_párrafo_20_predeter."><text:span text:style-name="T4"><text:s text:c="4"/>ExpresionNiv20.etq <text:s text:c="3"/>= ExpresionNiv2.etq + 2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Y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3.etqh <text:s text:c="3"/>= ExpresionNiv21.etq</text:span></text:span></text:p>
      <text:p text:style-name="Standard"><text:span text:style-name="Fuente_20_de_20_párrafo_20_predeter."><text:span text:style-name="T4"><text:s text:c="4"/>ExpresionNiv20.etq <text:s text:c="3"/>= ExpresionNiv3.etq +1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oft-page-break/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oft-page-break/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12T09:42:09</dc:date>
    <meta:editing-cycles>86</meta:editing-cycles>
    <meta:editing-duration>PT27H23M23S</meta:editing-duration>
    <meta:document-statistic meta:table-count="1" meta:image-count="0" meta:object-count="3" meta:page-count="17" meta:paragraph-count="880" meta:word-count="3767" meta:character-count="3141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